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A0000021C2E40B438.png" manifest:media-type="image/png"/>
  <manifest:file-entry manifest:full-path="Pictures/10000001000003DA0000015ED0CFE1F0.png" manifest:media-type="image/png"/>
  <manifest:file-entry manifest:full-path="Pictures/1000000100000311000001B8DD1860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officeooo:paragraph-rsid="00119ee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0.06pt solid #4f647b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2" text:anchor-type="page" text:anchor-page-number="1" svg:x="0cm" svg:y="-0.053cm" svg:width="0.847cm" draw:z-index="1">
        <draw:text-box fo:min-height="0.847cm">
          <text:p text:style-name="P1"/>
        </draw:text-box>
      </draw:frame>
      <draw:frame draw:style-name="fr1" draw:name="Marco1" text:anchor-type="page" text:anchor-page-number="1" svg:x="0cm" svg:y="-0.053cm" svg:width="0.847cm" draw:z-index="0">
        <draw:text-box fo:min-height="0.847cm">
          <text:p text:style-name="P1"/>
        </draw:text-box>
      </draw:frame>
      <text:p text:style-name="P2"><draw:frame draw:style-name="fr2" draw:name="Imagen1" text:anchor-type="char" svg:width="17.59cm" svg:height="8.063cm" draw:z-index="2"><draw:image xlink:href="Pictures/100000010000049A0000021C2E40B43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n2" text:anchor-type="char" svg:width="17.59cm" svg:height="6.242cm" draw:z-index="3"><draw:image xlink:href="Pictures/10000001000003DA0000015ED0CFE1F0.png" xlink:type="simple" xlink:show="embed" xlink:actuate="onLoad" draw:mime-type="image/png"/></draw:frame></text:p>
      <text:p text:style-name="P2"><draw:frame draw:style-name="fr2" draw:name="Imagen3" text:anchor-type="char" svg:width="17.59cm" svg:height="9.858cm" draw:z-index="4"><draw:image xlink:href="Pictures/1000000100000311000001B8DD186087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1T16:05:39.764000000</meta:creation-date>
    <dc:date>2025-08-29T17:39:50.348000000</dc:date>
    <meta:editing-duration>PT6M49S</meta:editing-duration>
    <meta:editing-cycles>3</meta:editing-cycles>
    <meta:generator>LibreOffice/24.2.1.2$Windows_X86_64 LibreOffice_project/db4def46b0453cc22e2d0305797cf981b68ef5ac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